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.Windows.Forms;</text:p>
      <text:p text:style-name="Standard">using static System.Windows.Forms.DataFormats;</text:p>
      <text:p text:style-name="Standard"/>
      <text:p text:style-name="Standard">namespace Menu</text:p>
      <text:p text:style-name="Standard">{</text:p>
      <text:p text:style-name="Standard"><text:s text:c="4"/>public partial class Form1 : Form</text:p>
      <text:p text:style-name="Standard"><text:s text:c="4"/>{</text:p>
      <text:p text:style-name="Standard"><text:s text:c="8"/>public Form1()</text:p>
      <text:p text:style-name="Standard"><text:s text:c="8"/>{</text:p>
      <text:p text:style-name="Standard"><text:s text:c="12"/>InitializeComponent();</text:p>
      <text:p text:style-name="Standard"><text:s text:c="8"/>}</text:p>
      <text:p text:style-name="Standard"/>
      <text:p text:style-name="Standard"><text:s text:c="8"/>private void button1_Click(object sender, EventArgs e) // горячие блюда </text:p>
      <text:p text:style-name="Standard"><text:s text:c="8"/>{</text:p>
      <text:p text:style-name="Standard"><text:s text:c="12"/>Form2 form2 = new Form2();</text:p>
      <text:p text:style-name="Standard"><text:s text:c="12"/></text:p>
      <text:p text:style-name="Standard"><text:s text:c="12"/>form2.checkBox1.Checked = true;</text:p>
      <text:p text:style-name="Standard"><text:s text:c="12"/>form2.checkBox2.Checked = true;</text:p>
      <text:p text:style-name="Standard"><text:s text:c="12"/>form2.checkBox3.Checked = true;</text:p>
      <text:p text:style-name="Standard"><text:s text:c="12"/>form2.checkBox4.Checked = true;</text:p>
      <text:p text:style-name="Standard"><text:s text:c="12"/>form2.ShowDialog();</text:p>
      <text:p text:style-name="Standard"><text:s text:c="12"/>int a = (int)form2.numericUpDown1.Value;</text:p>
      <text:p text:style-name="Standard"><text:s text:c="12"/>int b = (int)form2.numericUpDown2.Value;</text:p>
      <text:p text:style-name="Standard"><text:s text:c="12"/>int c = (int)form2.numericUpDown3.Value;</text:p>
      <text:p text:style-name="Standard"><text:s text:c="12"/>int d = (int)form2.numericUpDown4.Value;</text:p>
      <text:p text:style-name="Standard"><text:s text:c="12"/>if (form2.checkBox1.Checked == true) a *= 440;</text:p>
      <text:p text:style-name="Standard"><text:s text:c="12"/>if (form2.checkBox2.Checked == true) b *= 470; </text:p>
      <text:p text:style-name="Standard"><text:s text:c="12"/>if (form2.checkBox3.Checked == true) c *= 630; </text:p>
      <text:p text:style-name="Standard"><text:s text:c="12"/>if (form2.checkBox4.Checked == true) d *= 570;</text:p>
      <text:p text:style-name="Standard"><text:s text:c="12"/>textBox1.Clear();</text:p>
      <text:p text:style-name="Standard"><text:s text:c="12"/>textBox1.Text = Sum(a, b, c, d).ToString();</text:p>
      <text:p text:style-name="Standard"><text:s text:c="8"/>}</text:p>
      <text:p text:style-name="Standard"><text:s text:c="8"/>private void button2_Click(object sender, EventArgs e) // роллы</text:p>
      <text:p text:style-name="Standard"><text:s text:c="8"/>{//Хайбрахманова и захарова</text:p>
      <text:p text:style-name="Standard"><text:s text:c="12"/>Form3 form3 = new Form3();</text:p>
      <text:p text:style-name="Standard"><text:s text:c="12"/>form3.checkBox1.Checked = true;</text:p>
      <text:p text:style-name="Standard"><text:s text:c="12"/>form3.checkBox2.Checked = true;</text:p>
      <text:p text:style-name="Standard"><text:s text:c="12"/>form3.checkBox3.Checked = true;</text:p>
      <text:p text:style-name="Standard"><text:s text:c="12"/>form3.checkBox4.Checked = true;</text:p>
      <text:p text:style-name="Standard"><text:s text:c="12"/>form3.ShowDialog();</text:p>
      <text:p text:style-name="Standard"><text:s text:c="12"/>int a = (int)form3.numericUpDown1.Value; </text:p>
      <text:p text:style-name="Standard"><text:s text:c="12"/>int b = (int)form3.numericUpDown2.Value;</text:p>
      <text:p text:style-name="Standard"><text:s text:c="12"/>int c = (int)form3.numericUpDown3.Value;</text:p>
      <text:p text:style-name="Standard"><text:s text:c="12"/>int d = (int)form3.numericUpDown4.Value;</text:p>
      <text:p text:style-name="Standard"><text:s text:c="12"/>if (form3.checkBox1.Checked == true)a *= 390; </text:p>
      <text:p text:style-name="Standard"><text:s text:c="12"/>if (form3.checkBox2.Checked == true)b *= 590; <text:s/></text:p>
      <text:p text:style-name="Standard"><text:s text:c="12"/>if (form3.checkBox3.Checked == true)c *= 420; </text:p>
      <text:p text:style-name="Standard"><text:s text:c="12"/>if (form3.checkBox4.Checked == true)d *= 770; <text:s/></text:p>
      <text:p text:style-name="Standard"><text:s text:c="12"/>textBox2.Clear(); <text:s text:c="2"/></text:p>
      <text:p text:style-name="Standard"><text:s text:c="12"/>textBox2.Text = Sum(a, b, c, d).ToString();</text:p>
      <text:p text:style-name="Standard"><text:s text:c="8"/>}</text:p>
      <text:p text:style-name="Standard"><text:s text:c="8"/>private void button3_Click(object sender, EventArgs e)</text:p>
      <text:p text:style-name="Standard"><text:soft-page-break/><text:s text:c="8"/>{</text:p>
      <text:p text:style-name="Standard"><text:s text:c="12"/>Form4 form4 = new Form4();</text:p>
      <text:p text:style-name="Standard"><text:s text:c="12"/>form4.checkBox1.Checked = true;</text:p>
      <text:p text:style-name="Standard"><text:s text:c="12"/>form4.checkBox2.Checked = true;</text:p>
      <text:p text:style-name="Standard"><text:s text:c="12"/>form4.checkBox3.Checked = true;</text:p>
      <text:p text:style-name="Standard"><text:s text:c="12"/>form4.checkBox4.Checked = true;</text:p>
      <text:p text:style-name="Standard"><text:s text:c="12"/>form4.ShowDialog();</text:p>
      <text:p text:style-name="Standard"><text:s text:c="12"/>int a = (int)form4.numericUpDown1.Value; <text:s/></text:p>
      <text:p text:style-name="Standard"><text:s text:c="12"/>int b = (int)form4.numericUpDown2.Value;</text:p>
      <text:p text:style-name="Standard"><text:s text:c="12"/>int c = (int)form4.numericUpDown3.Value;</text:p>
      <text:p text:style-name="Standard"><text:s text:c="12"/>int d = (int)form4.numericUpDown4.Value;</text:p>
      <text:p text:style-name="Standard"><text:s text:c="12"/>if (form4.checkBox1.Checked == true) a *= 570; </text:p>
      <text:p text:style-name="Standard"><text:s text:c="12"/>if (form4.checkBox2.Checked == true) b *= 570; </text:p>
      <text:p text:style-name="Standard"><text:s text:c="12"/>if (form4.checkBox3.Checked == true) c *= 440; </text:p>
      <text:p text:style-name="Standard"><text:s text:c="12"/>if (form4.checkBox4.Checked == true) d *= 500;</text:p>
      <text:p text:style-name="Standard"><text:s text:c="12"/>textBox3.Clear();</text:p>
      <text:p text:style-name="Standard"><text:s text:c="12"/>textBox3.Text = Sum(a, b, c, d).ToString();</text:p>
      <text:p text:style-name="Standard"><text:s text:c="8"/>}</text:p>
      <text:p text:style-name="Standard"><text:s text:c="8"/>private void button4_Click(object sender, EventArgs e)</text:p>
      <text:p text:style-name="Standard"><text:s text:c="8"/>{</text:p>
      <text:p text:style-name="Standard"><text:s text:c="12"/>Form5 form5 = new Form5();</text:p>
      <text:p text:style-name="Standard"><text:s text:c="12"/>form5.checkBox1.Checked = true;</text:p>
      <text:p text:style-name="Standard"><text:s text:c="12"/>form5.checkBox2.Checked = true;</text:p>
      <text:p text:style-name="Standard"><text:s text:c="12"/>form5.checkBox3.Checked = true;</text:p>
      <text:p text:style-name="Standard"><text:s text:c="12"/>form5.checkBox4.Checked = true;</text:p>
      <text:p text:style-name="Standard"><text:s text:c="12"/>form5.ShowDialog();</text:p>
      <text:p text:style-name="Standard"><text:s text:c="12"/>int a = (int)form5.numericUpDown1.Value; <text:s/></text:p>
      <text:p text:style-name="Standard"><text:s text:c="12"/>int b = (int)form5.numericUpDown2.Value;</text:p>
      <text:p text:style-name="Standard"><text:s text:c="12"/>int c = (int)form5.numericUpDown3.Value;</text:p>
      <text:p text:style-name="Standard"><text:s text:c="12"/>int d = (int)form5.numericUpDown4.Value;</text:p>
      <text:p text:style-name="Standard"><text:s text:c="12"/>if (form5.checkBox1.Checked == true) a *= 270; </text:p>
      <text:p text:style-name="Standard"><text:s text:c="12"/>if (form5.checkBox2.Checked == true) b *= 310; </text:p>
      <text:p text:style-name="Standard"><text:s text:c="12"/>if (form5.checkBox3.Checked == true) c *= 290; </text:p>
      <text:p text:style-name="Standard"><text:s text:c="12"/>if (form5.checkBox4.Checked == true) d *= 270;</text:p>
      <text:p text:style-name="Standard"><text:s text:c="12"/>textBox4.Clear();</text:p>
      <text:p text:style-name="Standard"><text:s text:c="12"/>textBox4.Text = Sum(a, b, c, d).ToString();</text:p>
      <text:p text:style-name="Standard"><text:s text:c="8"/>}</text:p>
      <text:p text:style-name="Standard"/>
      <text:p text:style-name="Standard"><text:s text:c="8"/>private void button5_Click(object sender, EventArgs e)</text:p>
      <text:p text:style-name="Standard"><text:s text:c="8"/>{</text:p>
      <text:p text:style-name="Standard"><text:s text:c="12"/>Form6 form6 = new Form6();</text:p>
      <text:p text:style-name="Standard"><text:s text:c="12"/>form6.checkBox1.Checked = true;</text:p>
      <text:p text:style-name="Standard"><text:s text:c="12"/>form6.checkBox2.Checked = true;</text:p>
      <text:p text:style-name="Standard"><text:s text:c="12"/>form6.checkBox3.Checked = true;</text:p>
      <text:p text:style-name="Standard"><text:s text:c="12"/>form6.checkBox4.Checked = true;</text:p>
      <text:p text:style-name="Standard"><text:s text:c="12"/>form6.ShowDialog();</text:p>
      <text:p text:style-name="Standard"><text:s text:c="12"/>int a = (int)form6.numericUpDown1.Value; <text:s/></text:p>
      <text:p text:style-name="Standard"><text:s text:c="12"/>int b = (int)form6.numericUpDown2.Value;</text:p>
      <text:p text:style-name="Standard"><text:s text:c="12"/>int c = (int)form6.numericUpDown3.Value;</text:p>
      <text:p text:style-name="Standard"><text:s text:c="12"/>int d = (int)form6.numericUpDown4.Value;</text:p>
      <text:p text:style-name="Standard"><text:s text:c="12"/>if (form6.checkBox1.Checked == true) a *= 119;</text:p>
      <text:p text:style-name="Standard"><text:s text:c="12"/>if (form6.checkBox2.Checked == true) b *= 125;</text:p>
      <text:p text:style-name="Standard"><text:soft-page-break/><text:s text:c="12"/>if (form6.checkBox3.Checked == true) c *= 125;</text:p>
      <text:p text:style-name="Standard"><text:s text:c="12"/>if (form6.checkBox4.Checked == true) d *= 125;</text:p>
      <text:p text:style-name="Standard"><text:s text:c="12"/>textBox5.Clear();</text:p>
      <text:p text:style-name="Standard"><text:s text:c="12"/>textBox5.Text = Sum(a, b, c, d).ToString();</text:p>
      <text:p text:style-name="Standard"><text:s text:c="8"/>}</text:p>
      <text:p text:style-name="Standard"><text:s text:c="8"/>private void button6_Click(object sender, EventArgs e)</text:p>
      <text:p text:style-name="Standard"><text:s text:c="8"/>{</text:p>
      <text:p text:style-name="Standard"><text:s text:c="12"/>int a = Convert.ToInt32(textBox1.Text); </text:p>
      <text:p text:style-name="Standard"><text:s text:c="12"/>int b = Convert.ToInt32(textBox2.Text); </text:p>
      <text:p text:style-name="Standard"><text:s text:c="12"/>int c = Convert.ToInt32(textBox3.Text); </text:p>
      <text:p text:style-name="Standard"><text:s text:c="12"/>int d = Convert.ToInt32(textBox4.Text); </text:p>
      <text:p text:style-name="Standard"><text:s text:c="12"/>int f = Convert.ToInt32(textBox5.Text); </text:p>
      <text:p text:style-name="Standard"><text:s text:c="12"/>label18.Text = Sum(a, b, c, d, f).ToString() + " Руб";</text:p>
      <text:p text:style-name="Standard"><text:s text:c="8"/>}</text:p>
      <text:p text:style-name="Standard"><text:s text:c="8"/>private int Sum(int a, int b, int c, int d)</text:p>
      <text:p text:style-name="Standard"><text:s text:c="8"/>{</text:p>
      <text:p text:style-name="Standard"><text:s text:c="12"/>int z = a + b + c + d;</text:p>
      <text:p text:style-name="Standard"><text:s text:c="12"/>return z;</text:p>
      <text:p text:style-name="Standard"><text:s text:c="8"/>}</text:p>
      <text:p text:style-name="Standard"><text:s text:c="8"/>private int Sum(int a, int b, int c, int d, int f)</text:p>
      <text:p text:style-name="Standard"><text:s text:c="8"/>{</text:p>
      <text:p text:style-name="Standard"><text:s text:c="12"/>int z = a + b + c + d + f;</text:p>
      <text:p text:style-name="Standard"><text:s text:c="12"/>return z;</text:p>
      <text:p text:style-name="Standard"><text:s text:c="8"/>}</text:p>
      <text:p text:style-name="Standard"/>
      <text:p text:style-name="Standard"><text:s text:c="8"/>private void Form1_Load(object sender, EventArgs e)</text:p>
      <text:p text:style-name="Standard"><text:s text:c="8"/>{</text:p>
      <text:p text:style-name="Standard"><text:s text:c="12"/>this.ControlBox = false;</text:p>
      <text:p text:style-name="Standard"><text:s text:c="8"/>}</text:p>
      <text:p text:style-name="Standard"/>
      <text:p text:style-name="Standard"><text:s text:c="8"/>private void button7_Click(object sender, EventArgs e)</text:p>
      <text:p text:style-name="Standard"><text:s text:c="8"/>{</text:p>
      <text:p text:style-name="Standard"><text:s text:c="12"/>this.Close();</text:p>
      <text:p text:style-name="Standard"><text:s text:c="8"/>}</text:p>
      <text:p text:style-name="Standard"/>
      <text:p text:style-name="Standard"><text:s text:c="8"/>private void pictureBox1_Click(object sender, EventArgs e)</text:p>
      <text:p text:style-name="Standard"><text:s text:c="8"/>{</text:p>
      <text:p text:style-name="Standard"/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04:16.203965102</meta:creation-date>
    <dc:date>2023-03-10T15:05:56.399394543</dc:date>
    <meta:editing-duration>PT1M41S</meta:editing-duration>
    <meta:editing-cycles>1</meta:editing-cycles>
    <meta:document-statistic meta:table-count="0" meta:image-count="0" meta:object-count="0" meta:page-count="3" meta:paragraph-count="138" meta:word-count="528" meta:character-count="5487" meta:non-whitespace-character-count="3638"/>
    <meta:generator>LibreOffice/7.3.7.2$Linux_X86_64 LibreOffice_project/30$Build-2</meta:generator>
  </office:meta>
</office:document-meta>
</file>